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Genev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507in" style:rel-column-width="649*"/>
    </style:style>
    <style:style style:name="Table1.B" style:family="table-column">
      <style:table-column-properties style:column-width="1.8576in" style:rel-column-width="2675*"/>
    </style:style>
    <style:style style:name="Table1.C" style:family="table-column">
      <style:table-column-properties style:column-width="0.6021in" style:rel-column-width="867*"/>
    </style:style>
    <style:style style:name="Table1.D" style:family="table-column">
      <style:table-column-properties style:column-width="1.7063in" style:rel-column-width="2457*"/>
    </style:style>
    <style:style style:name="Table1.E" style:family="table-column">
      <style:table-column-properties style:column-width="0.484in" style:rel-column-width="697*"/>
    </style:style>
    <style:style style:name="Table1.F" style:family="table-column">
      <style:table-column-properties style:column-width="1.8243in" style:rel-column-width="262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text-line-through-style="solid"/>
    </style:style>
    <style:style style:name="P7" style:family="paragraph" style:parent-style-name="Text_20_body" style:list-style-name="L2">
      <style:text-properties style:text-line-through-style="solid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text-properties style:font-name="Courier New" fo:font-size="10pt" style:font-size-asian="10pt" style:font-size-complex="10pt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text-line-through-style="solid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n Schedule</text:h>
      <text:p text:style-name="Text_20_body">Regular semester: 28 classes x 75 min = 2,100 min</text:p>
      <text:p text:style-name="Text_20_body">Summer 3 Module: 18 weeks x 120 min = 2,160 min</text:p>
      <text:h text:style-name="Heading_20_1" text:outline-level="1">What Is Data Science?</text:h>
      <text:p text:style-name="Text_20_body">Extraction of knowledge from data (also known as knowledge discovery and data mining, KDD).</text:p>
      <text:p text:style-name="Text_20_body">Data science = Computer science (for data structures, algorithms, visualization, big data support, general programming) + Statistics (for regressions and inference) + Domain knowledge (for posting questions and interpreting results).</text:p>
      <text:p text:style-name="Text_20_body">Raw data vs Processed data. Always use raw data, but process it once. All processing steps must be recorded.</text:p>
      <text:h text:style-name="Heading_20_2" text:outline-level="2">Topics:</text:h>
      <text:list xml:id="list3384622525345617150" text:style-name="L1">
        <text:list-item>
          <text:p text:style-name="P5">Numeric data analysis (<text:span text:style-name="T2">data mining</text:span>)</text:p>
        </text:list-item>
        <text:list-item>
          <text:p text:style-name="P5">Text data analysis (information/document/text retrieval, natural language processing)</text:p>
        </text:list-item>
        <text:list-item>
          <text:p text:style-name="P5">Machine learning (clustering<text:span text:style-name="T2">, decision trees, classification</text:span>)</text:p>
        </text:list-item>
        <text:list-item>
          <text:p text:style-name="P5">Databases (information integration)</text:p>
        </text:list-item>
        <text:list-item>
          <text:p text:style-name="P6">Signal processing.</text:p>
        </text:list-item>
        <text:list-item>
          <text:p text:style-name="P5">Complex network analysis</text:p>
        </text:list-item>
        <text:list-item>
          <text:p text:style-name="P5">Data visualization</text:p>
        </text:list-item>
        <text:list-item>
          <text:p text:style-name="P6">Big Data</text:p>
        </text:list-item>
      </text:list>
      <text:h text:style-name="Heading_20_2" text:outline-level="2">Steps:</text:h>
      <text:list xml:id="list2987696443046931737" text:style-name="L2">
        <text:list-item>
          <text:p text:style-name="P8">Define the question:</text:p>
          <text:list>
            <text:list-item>
              <text:p text:style-name="P8">Descriptive (describe a set of data)</text:p>
            </text:list-item>
            <text:list-item>
              <text:p text:style-name="P8">Exploratory (find new relationships)</text:p>
            </text:list-item>
            <text:list-item>
              <text:p text:style-name="P7">Inferential (use a small data sample to describe a bigger population); based on statistics</text:p>
            </text:list-item>
            <text:list-item>
              <text:p text:style-name="P7">Predictive (use data on some objects to predict values for another object)</text:p>
            </text:list-item>
            <text:list-item>
              <text:p text:style-name="P7">Casual (does one variable affect another variable?)</text:p>
            </text:list-item>
            <text:list-item>
              <text:p text:style-name="P7">Mechanistic (exactly how does one variable affect another variable?)</text:p>
            </text:list-item>
          </text:list>
        </text:list-item>
        <text:list-item>
          <text:p text:style-name="P8">Define the ideal data set</text:p>
        </text:list-item>
        <text:list-item>
          <text:p text:style-name="P8">Determine what data you can access</text:p>
        </text:list-item>
        <text:list-item>
          <text:p text:style-name="P8">Obtain the data</text:p>
        </text:list-item>
        <text:list-item>
          <text:p text:style-name="P8">Clean the data</text:p>
        </text:list-item>
        <text:list-item>
          <text:p text:style-name="P8">Exploratory data analysis</text:p>
        </text:list-item>
        <text:list-item>
          <text:p text:style-name="P8">Prediction/modeling</text:p>
        </text:list-item>
        <text:list-item>
          <text:p text:style-name="P8"><text:soft-page-break/>Interpret results</text:p>
        </text:list-item>
        <text:list-item>
          <text:p text:style-name="P8">Challenge results</text:p>
        </text:list-item>
        <text:list-item>
          <text:p text:style-name="P8">Write up results</text:p>
        </text:list-item>
        <text:list-item>
          <text:p text:style-name="P8">Create reproducible code</text:p>
        </text:list-item>
      </text:list>
      <text:p text:style-name="Text_20_body">Report structure: code with comments, text with results. Data, figures. code, text.</text:p>
      <text:h text:style-name="Heading_20_1" text:outline-level="1">Python Overview</text:h>
      <text:p text:style-name="Text_20_body">String functions. </text:p>
      <text:p text:style-name="P11">lower(), upper(), capitalize()</text:p>
      <text:p text:style-name="P11">islower(), isupper(), isspace(), isdigit(), isalpha() <text:span text:style-name="T4"># Predicates</text:span></text:p>
      <text:p text:style-name="P11">split(), join(), find (), count()</text:p>
      <text:p text:style-name="P11">encode(), decode()</text:p>
      <text:p text:style-name="Text_20_body">Lists, tuples, sets, and dictionaries. </text:p>
      <text:p text:style-name="Text_20_body">List comprehensions. </text:p>
      <text:p text:style-name="Text_20_body">Counters. </text:p>
      <text:p text:style-name="Text_20_body">File functions. </text:p>
      <text:p text:style-name="P11">open(), close()</text:p>
      <text:p text:style-name="P11">read(n=all), readline(), readlines()</text:p>
      <text:p text:style-name="P11">write(n=all), writelines(l)</text:p>
      <text:p text:style-name="Text_20_body">Web functions.</text:p>
      <text:p text:style-name="P11">import urllib.request</text:p>
      <text:p text:style-name="P11">page = urllib.request.urlopen("http://....")</text:p>
      <text:h text:style-name="Heading_20_2" text:outline-level="2">Regular express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4">Basics</text:p>
          </table:table-cell>
          <table:covered-table-cell/>
          <table:table-cell table:style-name="Table1.A1" table:number-columns-spanned="2" office:value-type="string">
            <text:p text:style-name="P4">Character classes</text:p>
          </table:table-cell>
          <table:covered-table-cell/>
          <table:table-cell table:style-name="Table1.E1" table:number-columns-spanned="2" office:value-type="string">
            <text:p text:style-name="P4">Flags</text:p>
          </table:table-cell>
          <table:covered-table-cell/>
        </table:table-row>
        <table:table-row>
          <table:table-cell table:style-name="Table1.A2" office:value-type="string">
            <text:p text:style-name="Table_20_Contents">.</text:p>
          </table:table-cell>
          <table:table-cell table:style-name="Table1.A2" office:value-type="string">
            <text:p text:style-name="Table_20_Contents">Any character except newline</text:p>
          </table:table-cell>
          <table:table-cell table:style-name="Table1.A2" office:value-type="string">
            <text:p text:style-name="Table_20_Contents">[ab-d]</text:p>
          </table:table-cell>
          <table:table-cell table:style-name="Table1.A2" office:value-type="string">
            <text:p text:style-name="Table_20_Contents">One character of: a,b,c,d</text:p>
          </table:table-cell>
          <table:table-cell table:style-name="Table1.A2" office:value-type="string">
            <text:p text:style-name="Table_20_Contents">i</text:p>
          </table:table-cell>
          <table:table-cell table:style-name="Table1.F2" office:value-type="string">
            <text:p text:style-name="Table_20_Contents">Ignore case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>The character a</text:p>
          </table:table-cell>
          <table:table-cell table:style-name="Table1.A2" office:value-type="string">
            <text:p text:style-name="Table_20_Contents">[^ab-d]</text:p>
          </table:table-cell>
          <table:table-cell table:style-name="Table1.A2" office:value-type="string">
            <text:p text:style-name="Table_20_Contents">One character except: a,b,c,d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Table_20_Contents">^ and $ match start and end of line</text:p>
          </table:table-cell>
        </table:table-row>
        <table:table-row>
          <table:table-cell table:style-name="Table1.A2" office:value-type="string">
            <text:p text:style-name="Table_20_Contents">ab</text:p>
          </table:table-cell>
          <table:table-cell table:style-name="Table1.A2" office:value-type="string">
            <text:p text:style-name="Table_20_Contents">The string ab</text:p>
          </table:table-cell>
          <table:table-cell table:style-name="Table1.A2" office:value-type="string">
            <text:p text:style-name="Table_20_Contents">\d</text:p>
          </table:table-cell>
          <table:table-cell table:style-name="Table1.A2" office:value-type="string">
            <text:p text:style-name="Table_20_Contents">One digit</text:p>
          </table:table-cell>
          <table:table-cell table:style-name="Table1.F2" table:number-columns-spanned="2" office:value-type="string">
            <text:p text:style-name="P4">Special characters</text:p>
          </table:table-cell>
          <table:covered-table-cell/>
        </table:table-row>
        <table:table-row>
          <table:table-cell table:style-name="Table1.A2" office:value-type="string">
            <text:p text:style-name="Table_20_Contents">a|b</text:p>
          </table:table-cell>
          <table:table-cell table:style-name="Table1.A2" office:value-type="string">
            <text:p text:style-name="Table_20_Contents">a or b</text:p>
          </table:table-cell>
          <table:table-cell table:style-name="Table1.A2" office:value-type="string">
            <text:p text:style-name="Table_20_Contents">\D</text:p>
          </table:table-cell>
          <table:table-cell table:style-name="Table1.A2" office:value-type="string">
            <text:p text:style-name="Table_20_Contents">One non-digit</text:p>
          </table:table-cell>
          <table:table-cell table:style-name="Table1.A2" office:value-type="string">
            <text:p text:style-name="Table_20_Contents">\n</text:p>
          </table:table-cell>
          <table:table-cell table:style-name="Table1.F2" office:value-type="string">
            <text:p text:style-name="Table_20_Contents">Newline</text:p>
          </table:table-cell>
        </table:table-row>
        <table:table-row>
          <table:table-cell table:style-name="Table1.A2" office:value-type="string">
            <text:p text:style-name="Table_20_Contents">a*</text:p>
          </table:table-cell>
          <table:table-cell table:style-name="Table1.A2" office:value-type="string">
            <text:p text:style-name="Table_20_Contents">0 or more a's</text:p>
          </table:table-cell>
          <table:table-cell table:style-name="Table1.A2" office:value-type="string">
            <text:p text:style-name="Table_20_Contents">\s</text:p>
          </table:table-cell>
          <table:table-cell table:style-name="Table1.A2" office:value-type="string">
            <text:p text:style-name="Table_20_Contents">One whitespace</text:p>
          </table:table-cell>
          <table:table-cell table:style-name="Table1.A2" office:value-type="string">
            <text:p text:style-name="Table_20_Contents">\r</text:p>
          </table:table-cell>
          <table:table-cell table:style-name="Table1.F2" office:value-type="string">
            <text:p text:style-name="Table_20_Contents">Carriage return</text:p>
          </table:table-cell>
        </table:table-row>
        <table:table-row>
          <table:table-cell table:style-name="Table1.A2" office:value-type="string">
            <text:p text:style-name="Table_20_Contents">\</text:p>
          </table:table-cell>
          <table:table-cell table:style-name="Table1.A2" office:value-type="string">
            <text:p text:style-name="Table_20_Contents">Escapes a spec. character</text:p>
          </table:table-cell>
          <table:table-cell table:style-name="Table1.A2" office:value-type="string">
            <text:p text:style-name="Table_20_Contents">\S</text:p>
          </table:table-cell>
          <table:table-cell table:style-name="Table1.A2" office:value-type="string">
            <text:p text:style-name="Table_20_Contents">One non-whitespace</text:p>
          </table:table-cell>
          <table:table-cell table:style-name="Table1.A2" office:value-type="string">
            <text:p text:style-name="Table_20_Contents">\t</text:p>
          </table:table-cell>
          <table:table-cell table:style-name="Table1.F2" office:value-type="string">
            <text:p text:style-name="Table_20_Contents">Tab</text:p>
          </table:table-cell>
        </table:table-row>
        <table:table-row>
          <table:table-cell table:style-name="Table1.A2" table:number-columns-spanned="2" office:value-type="string">
            <text:p text:style-name="P4">Quantifiers</text:p>
          </table:table-cell>
          <table:covered-table-cell/>
          <table:table-cell table:style-name="Table1.A2" office:value-type="string">
            <text:p text:style-name="Table_20_Contents">\w</text:p>
          </table:table-cell>
          <table:table-cell table:style-name="Table1.A2" office:value-type="string">
            <text:p text:style-name="Table_20_Contents">One word character</text:p>
          </table:table-cell>
          <table:table-cell table:style-name="Table1.A2" office:value-type="string">
            <text:p text:style-name="Table_20_Contents">\0</text:p>
          </table:table-cell>
          <table:table-cell table:style-name="Table1.F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*</text:p>
          </table:table-cell>
          <table:table-cell table:style-name="Table1.A2" office:value-type="string">
            <text:p text:style-name="Table_20_Contents">0 or more</text:p>
          </table:table-cell>
          <table:table-cell table:style-name="Table1.A2" office:value-type="string">
            <text:p text:style-name="Table_20_Contents">\W</text:p>
          </table:table-cell>
          <table:table-cell table:style-name="Table1.A2" office:value-type="string">
            <text:p text:style-name="Table_20_Contents">One non-word character</text:p>
          </table:table-cell>
          <table:table-cell table:style-name="Table1.F2" table:number-columns-spanned="2" office:value-type="string">
            <text:p text:style-name="P4">Groups</text:p>
          </table:table-cell>
          <table:covered-table-cell/>
        </table:table-row>
        <table:table-row>
          <table:table-cell table:style-name="Table1.A2" office:value-type="string">
            <text:p text:style-name="Table_20_Contents">+</text:p>
          </table:table-cell>
          <table:table-cell table:style-name="Table1.A2" office:value-type="string">
            <text:p text:style-name="Table_20_Contents">1 or more</text:p>
          </table:table-cell>
          <table:table-cell table:style-name="Table1.A2" table:number-columns-spanned="2" office:value-type="string">
            <text:p text:style-name="P4">Assertions</text:p>
          </table:table-cell>
          <table:covered-table-cell/>
          <table:table-cell table:style-name="Table1.A2" office:value-type="string">
            <text:p text:style-name="Table_20_Contents">(…)</text:p>
          </table:table-cell>
          <table:table-cell table:style-name="Table1.F2" office:value-type="string">
            <text:p text:style-name="Table_20_Contents">Capturing group</text:p>
          </table:table-cell>
        </table:table-row>
        <table:table-row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0 or 1</text:p>
          </table:table-cell>
          <table:table-cell table:style-name="Table1.A2" office:value-type="string">
            <text:p text:style-name="Table_20_Contents">^</text:p>
          </table:table-cell>
          <table:table-cell table:style-name="Table1.A2" office:value-type="string">
            <text:p text:style-name="Table_20_Contents">Start of string</text:p>
          </table:table-cell>
          <table:table-cell table:style-name="Table1.A2" office:value-type="string">
            <text:p text:style-name="Table_20_Contents">(?:...)</text:p>
          </table:table-cell>
          <table:table-cell table:style-name="Table1.F2" office:value-type="string">
            <text:p text:style-name="Table_20_Contents">Non-capturing group</text:p>
          </table:table-cell>
        </table:table-row>
        <table:table-row>
          <table:table-cell table:style-name="Table1.A2" office:value-type="string">
            <text:p text:style-name="Table_20_Contents">{2}</text:p>
          </table:table-cell>
          <table:table-cell table:style-name="Table1.A2" office:value-type="string">
            <text:p text:style-name="Table_20_Contents">Exactly 2</text:p>
          </table:table-cell>
          <table:table-cell table:style-name="Table1.A2" office:value-type="string">
            <text:p text:style-name="Table_20_Contents">\b</text:p>
          </table:table-cell>
          <table:table-cell table:style-name="Table1.A2" office:value-type="string">
            <text:p text:style-name="Table_20_Contents">Word boundary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{2,5}</text:p>
          </table:table-cell>
          <table:table-cell table:style-name="Table1.A2" office:value-type="string">
            <text:p text:style-name="Table_20_Contents">Between 2 and 5</text:p>
          </table:table-cell>
          <table:table-cell table:style-name="Table1.A2" office:value-type="string">
            <text:p text:style-name="Table_20_Contents">\B</text:p>
          </table:table-cell>
          <table:table-cell table:style-name="Table1.A2" office:value-type="string">
            <text:p text:style-name="Table_20_Contents">Non-word boundary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Text_20_body"><text:span text:style-name="T1"/></text:p>
      <text:p text:style-name="Text_20_body"><text:span text:style-name="T1">import re</text:span></text:p>
      <text:p text:style-name="P11">compile(pattern, flags=0)</text:p>
      <text:p text:style-name="P11">split(pattern, string, maxsplit=0, flags=0)</text:p>
      <text:p text:style-name="P11">search(pattern, string, flags=0), match(pattern, string, flags=0) <text:span text:style-name="T4"># Beginning only</text:span></text:p>
      <text:p text:style-name="P11">findall(pattern, string, flags=0)</text:p>
      <text:p text:style-name="Text_20_body"/>
      <text:h text:style-name="Heading_20_1" text:outline-level="1">Text Data</text:h>
      <text:p text:style-name="Text_20_body">nltk. Corpora. Tokenization. Stemming. Lemmatization.</text:p>
      <text:p text:style-name="Text_20_body">Working with data formats:</text:p>
      <text:list xml:id="list4129646318229623261" text:style-name="L3">
        <text:list-item>
          <text:p text:style-name="P9">CSV</text:p>
        </text:list-item>
        <text:list-item>
          <text:p text:style-name="P9">XML/HTML; BeautifulSoup</text:p>
        </text:list-item>
        <text:list-item>
          <text:p text:style-name="P9">JSON</text:p>
        </text:list-item>
      </text:list>
      <text:h text:style-name="Heading_20_1" text:outline-level="1">Relational Databases</text:h>
      <text:p text:style-name="Text_20_body">PyMySQL.</text:p>
      <text:h text:style-name="Heading_20_1" text:outline-level="1">Numeric Data</text:h>
      <text:h text:style-name="Heading_20_2" text:outline-level="2">Basic numpy</text:h>
      <text:p text:style-name="P3">import numpy as np</text:p>
      <text:p text:style-name="P3">np.array (dim[s] [,dtype=xxx])</text:p>
      <text:p text:style-name="P3">np.ones (dim[s])</text:p>
      <text:p text:style-name="P3">np.zeros (dim[s])</text:p>
      <text:p text:style-name="P3">np.empty (dim[s])</text:p>
      <text:p text:style-name="P3">np.arange (size [,...])</text:p>
      <text:p text:style-name="P3">np.eye (size)</text:p>
      <text:p text:style-name="P3">a.ndim</text:p>
      <text:p text:style-name="P3">a.shape</text:p>
      <text:p text:style-name="P3">a.dtype</text:p>
      <text:p text:style-name="P3">a.astype (type)</text:p>
      <text:p text:style-name="P3">a.copy ()</text:p>
      <text:p text:style-name="Standard">Operations between arrays and scalars (broadcasting)</text:p>
      <text:p text:style-name="Standard">Indexing and slicing; Boolean indexing; -, |, &amp;</text:p>
      <text:p text:style-name="P3">data[data&lt;0]=0</text:p>
      <text:p text:style-name="Standard">Smart indexing: list as an index</text:p>
      <text:p text:style-name="P3">data[[1,3,1,0]]; data[:, [2]]</text:p>
      <text:p text:style-name="Standard">Transposing</text:p>
      <text:p text:style-name="P3">a.T</text:p>
      <text:p text:style-name="P3">a.reshape ((m,n))</text:p>
      <text:p text:style-name="P3">a.transpose ((ax1,ax2))</text:p>
      <text:p text:style-name="Standard"><text:span text:style-name="T1">a.swapaxes (ax1, ax2) </text:span>– returns a view, not a copy</text:p>
      <text:p text:style-name="Standard">Universal math functions (algebraic, trig, isnan, isfinite, isinf)</text:p>
      <text:p text:style-name="Standard">Conditions:<text:span text:style-name="T1"> np.where (cond, x, y); a.any (); a.all ()</text:span></text:p>
      <text:p text:style-name="Standard">Set:</text:p>
      <text:p text:style-name="P3">np.unique (); np.in1d(vals, arr); np.union1d (x,y); np.intersect1d (x,y)</text:p>
      <text:p text:style-name="Standard">Stats:</text:p>
      <text:p text:style-name="P3">a.mean(), a.sum (), a.std (), a.min (), a.max (), a.sumsum (), a.cumprod ()</text:p>
      <text:p text:style-name="P3">a.sort ()</text:p>
      <text:p text:style-name="Standard">File I/O (to .npy files)</text:p>
      <text:p text:style-name="P3">np.save (file, arr)</text:p>
      <text:p text:style-name="P3">np.load (file)</text:p>
      <text:p text:style-name="P3">arr = np.loadtxt (csv, delimiter=”,”)</text:p>
      <text:p text:style-name="P3">np.savetxt (csv, x, …)</text:p>
      <text:p text:style-name="Standard">Linear algebra</text:p>
      <text:p text:style-name="P3">x.dot (y)</text:p>
      <text:p text:style-name="P3">n.trace (x)</text:p>
      <text:p text:style-name="P3">n.diag (mtx); n.diag(vector)</text:p>
      <text:p text:style-name="P3">from numpy.linalg import *</text:p>
      <text:p text:style-name="P3">inv(a); det(a); norm(a); solve(a,b)</text:p>
      <text:p text:style-name="Standard">Random numbers</text:p>
      <text:p text:style-name="P3">import numpy.random as rnd</text:p>
      <text:p text:style-name="P3">rnd.seed (z)</text:p>
      <text:p text:style-name="P3">rnd.rand (shape), uniform, randint</text:p>
      <text:p text:style-name="P3">rnd.randn (shape), normal</text:p>
      <text:h text:style-name="Heading_20_2" text:outline-level="2"><text:soft-page-break/>Some matplotlib</text:h>
      <text:p text:style-name="P3">import matplotlib.pyplot as plt</text:p>
      <text:p text:style-name="P3">plt.imshow (matrix, cmap=plt.cm.gray)</text:p>
      <text:p text:style-name="P3">plt.colorbar ()</text:p>
      <text:p text:style-name="P3">plt.title (“LaTeX allowed here”)</text:p>
      <text:p text:style-name="P3">plt.show ()</text:p>
      <text:h text:style-name="Heading_20_2" text:outline-level="2">Pandas</text:h>
      <text:p text:style-name="P3">import pandas as pd</text:p>
      <text:p text:style-name="Standard">Data frames and series. Time-series data. Handling missing data. Arithmetic operations and reductions. Database-type operations (merge, etc.)</text:p>
      <text:p text:style-name="Standard"><text:span text:style-name="T1">ps = pd.Series (data [, index=...])</text:span>; can be a dictionary</text:p>
      <text:p text:style-name="P3">ps.values</text:p>
      <text:p text:style-name="Standard"><text:span text:style-name="T1">ps.index</text:span>; indexing; preserved during operations; NaN for missing values</text:p>
      <text:p text:style-name="Standard">index and data frame can have names:</text:p>
      <text:p text:style-name="P3">ps.index.name = “X”</text:p>
      <text:p text:style-name="P3">ps.name = “Y”</text:p>
      <text:p text:style-name="P3">df = ps.dataFrame (dict [, columns=[...], index=[...]])</text:p>
      <text:p text:style-name="P3">df.ix[rowN]</text:p>
      <text:p text:style-name="Standard"><text:span text:style-name="T1">df['column']=15</text:span>; Broadcasting</text:p>
      <text:p text:style-name="P3">xxx in ps.index</text:p>
      <text:p text:style-name="Standard">Both for Series and DataFrame</text:p>
      <text:p text:style-name="Standard"><text:span text:style-name="T1">ps.reindex (newindex [, columns=[...], fill_value=X, method='ffill' </text:span>(or <text:span text:style-name="T1">'bfill'</text:span>)<text:span text:style-name="T1">])</text:span></text:p>
      <text:p text:style-name="P3">ps.drop (key[s])</text:p>
      <text:p text:style-name="Standard">Missing data</text:p>
      <text:p text:style-name="P3">ps.dropna(), isnull, notnull, fillna</text:p>
      <text:p text:style-name="Standard">Indexing, four arithmetic operations (can be mixed!), universal functions.</text:p>
      <text:p text:style-name="P3">ps.sort_index([ascending=True])</text:p>
      <text:p text:style-name="P3">ps.rank ()</text:p>
      <text:p text:style-name="P3">ps.sum ([skipna=False]), mean, median, std, count</text:p>
      <text:p text:style-name="P3">ps.max (), min</text:p>
      <text:p text:style-name="P3">ps.idmax ()</text:p>
      <text:p text:style-name="P3">ps.argmax ()</text:p>
      <text:p text:style-name="P3">ps.cumsum (), cummin, cummax, diff</text:p>
      <text:p text:style-name="Standard">Correlations</text:p>
      <text:p text:style-name="P3">ser1.corr(ser2)</text:p>
      <text:p text:style-name="P3">ser1.cov(ser2)</text:p>
      <text:h text:style-name="Heading_20_1" text:outline-level="1">Some Statistics</text:h>
      <text:p text:style-name="Text_20_body">Probability distributions. PDF. CDF. Mean. Standard deviation.</text:p>
      <text:list xml:id="list1408154273815489472" text:style-name="L4">
        <text:list-item>
          <text:p text:style-name="P10">Discrete:</text:p>
          <text:list>
            <text:list-item>
              <text:p text:style-name="P10">Binomial</text:p>
            </text:list-item>
            <text:list-item>
              <text:p text:style-name="P10">Bernoulli</text:p>
            </text:list-item>
            <text:list-item>
              <text:p text:style-name="P10">Poisson</text:p>
            </text:list-item>
          </text:list>
        </text:list-item>
        <text:list-item>
          <text:p text:style-name="P10">Continuous:</text:p>
          <text:list>
            <text:list-item>
              <text:p text:style-name="P10">Uniform</text:p>
            </text:list-item>
            <text:list-item>
              <text:p text:style-name="P10">Normal</text:p>
            </text:list-item>
            <text:list-item>
              <text:p text:style-name="P10">Exponential</text:p>
            </text:list-item>
            <text:list-item>
              <text:p text:style-name="P10">Student t-distribution</text:p>
            </text:list-item>
          </text:list>
        </text:list-item>
      </text:list>
      <text:p text:style-name="Text_20_body">Estimating mean and standard deviation.</text:p>
      <text:p text:style-name="Text_20_body">Correlations. Autocorrelations. Least square fit.</text:p>
      <text:p text:style-name="Text_20_body">General linear regression models.</text:p>
      <text:p text:style-name="Text_20_body">Data independence. Student t-test.</text:p>
      <text:h text:style-name="Heading_20_1" text:outline-level="1">Network Data</text:h>
      <text:p text:style-name="Text_20_body">Graphs, digraphs, multigraphs. </text:p>
      <text:p text:style-name="Text_20_body">Arcs, edges, attributes. </text:p>
      <text:p text:style-name="Text_20_body">Paths. Bridges.</text:p>
      <text:p text:style-name="Text_20_body">Components, GCC.</text:p>
      <text:p text:style-name="Text_20_body">Centralities: degree, closeness, betweenness, eigenvector.</text:p>
      <text:p text:style-name="Text_20_body">Clustering coefficient.</text:p>
      <text:p text:style-name="Text_20_body">Modularity, community structure.</text:p>
      <text:p text:style-name="Text_20_body">networkx.</text:p>
      <text:p text:style-name="Text_20_body">Geph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Genev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>
        <style:drop-cap/>
      </style:paragraph-properties>
      <style:text-properties fo:font-variant="small-caps"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CMPSC-F310 Introduction to Data Science. Lecture Notes<text:tab/><text:date style:data-style-name="N36" text:date-value="2015-05-18T15:54:36">05/18/2015</text:date></text:p>
      </style:header>
      <style:footer>
        <text:p text:style-name="MP2"><text:page-number text:select-page="current">11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y Zinoviev</meta:initial-creator>
    <meta:creation-date>2015-05-14T13:53:04.37</meta:creation-date>
    <dc:date>2015-05-18T15:54:36</dc:date>
    <dc:creator>Dmitry Zinoviev</dc:creator>
    <meta:editing-duration>PT6H14M16S</meta:editing-duration>
    <meta:editing-cycles>65</meta:editing-cycles>
    <meta:generator>OpenOffice/4.1.0$Unix OpenOffice.org_project/410m18$Build-9764</meta:generator>
    <meta:document-statistic meta:table-count="1" meta:image-count="0" meta:object-count="0" meta:page-count="11" meta:paragraph-count="241" meta:word-count="840" meta:character-count="5777"/>
  </office:meta>
</office:document-meta>
</file>